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bfe65" officeooo:paragraph-rsid="000bfe65" style:font-size-asian="24pt" style:font-size-complex="24pt"/>
    </style:style>
    <style:style style:name="T1" style:family="text">
      <style:text-properties officeooo:rsid="000da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<text:span text:style-name="T1">L</text:span>I Command</text:p>
      <text:p text:style-name="Standard"/>
      <text:p text:style-name="Standard">Here is the GitHub Link for this assignment</text:p>
      <text:p text:style-name="Standard"/>
      <text:p text:style-name="Standard">https://github.com/kishanpatel-simform/lms_practical/tree/master/Internationaliz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45:26.053890134</meta:creation-date>
    <dc:date>2022-04-14T12:46:44.455648541</dc:date>
    <meta:editing-duration>PT1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9" meta:non-whitespace-character-count="131"/>
  </office:meta>
</office:document-meta>
</file>